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imes New Roman" style:font-name-complex="Times New Roman"/>
    </style:style>
    <style:style style:name="T3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T7" style:parent-style-name="Fonteparág.padrão" style:family="text">
      <style:text-properties style:font-name="Times New Roman" style:font-name-complex="Times New Roman"/>
    </style:style>
    <style:style style:name="T8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style:font-name="Times New Roman" style:font-name-complex="Times New Roman"/>
    </style:style>
    <style:style style:name="T10" style:parent-style-name="Fonteparág.padrão" style:family="text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T14" style:parent-style-name="Fonteparág.padrão" style:family="text">
      <style:text-properties style:font-name="Times New Roman" style:font-name-complex="Times New Roman"/>
    </style:style>
    <style:style style:name="T15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T20" style:parent-style-name="Fonteparág.padrão" style:family="text">
      <style:text-properties style:font-name="Times New Roman" style:font-name-complex="Times New Roman"/>
    </style:style>
    <style:style style:name="T2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2" style:parent-style-name="Fonteparág.padrão" style:family="text">
      <style:text-properties style:font-name="Times New Roman" style:font-name-complex="Times New Roman"/>
    </style:style>
    <style:style style:name="T23" style:parent-style-name="Fonteparág.padrão" style:family="text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T27" style:parent-style-name="Fonteparág.padrão" style:family="text">
      <style:text-properties style:font-name="Times New Roman" style:font-name-complex="Times New Roman"/>
    </style:style>
    <style:style style:name="T28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style:font-name="Times New Roman" style:font-name-complex="Times New Roman"/>
    </style:style>
    <style:style style:name="T30" style:parent-style-name="Fonteparág.padrão" style:family="text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T34" style:parent-style-name="Fonteparág.padrão" style:family="text">
      <style:text-properties style:font-name="Times New Roman" style:font-name-complex="Times New Roman"/>
    </style:style>
    <style:style style:name="T35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36" style:parent-style-name="Fonteparág.padrão" style:family="text">
      <style:text-properties style:font-name="Times New Roman" style:font-name-complex="Times New Roman"/>
    </style:style>
    <style:style style:name="T37" style:parent-style-name="Fonteparág.padrão" style:family="text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T39" style:parent-style-name="Fonteparág.padrão" style:family="text">
      <style:text-properties style:font-name="Times New Roman" style:font-name-complex="Times New Roman"/>
    </style:style>
    <style:style style:name="T40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T45" style:parent-style-name="Fonteparág.padrão" style:family="text">
      <style:text-properties style:font-name="Times New Roman" style:font-name-complex="Times New Roman"/>
    </style:style>
    <style:style style:name="T46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Times New Roman" style:font-name-complex="Times New Roman"/>
    </style:style>
    <style:style style:name="T48" style:parent-style-name="Fonteparág.padrão" style:family="text">
      <style:text-properties style:font-name="Times New Roman" style:font-name-complex="Times New Roman"/>
    </style:style>
    <style:style style:name="T49" style:parent-style-name="Fonteparág.padrão" style:family="text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T51" style:parent-style-name="Fonteparág.padrão" style:family="text">
      <style:text-properties style:font-name="Times New Roman" style:font-name-complex="Times New Roman"/>
    </style:style>
    <style:style style:name="T52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53" style:parent-style-name="Fonteparág.padrão" style:family="text">
      <style:text-properties style:font-name="Times New Roman" style:font-name-complex="Times New Roman"/>
    </style:style>
    <style:style style:name="T54" style:parent-style-name="Fonteparág.padrão" style:family="text">
      <style:text-properties style:font-name="Times New Roman" style:font-name-complex="Times New Roman"/>
    </style:style>
    <style:style style:name="T55" style:parent-style-name="Fonteparág.padrão" style:family="text">
      <style:text-properties style:font-name="Times New Roman" style:font-name-complex="Times New Roman"/>
    </style:style>
    <style:style style:name="T56" style:parent-style-name="Fonteparág.padrão" style:family="text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T58" style:parent-style-name="Fonteparág.padrão" style:family="text">
      <style:text-properties style:font-name="Times New Roman" style:font-name-complex="Times New Roman"/>
    </style:style>
    <style:style style:name="T5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60" style:parent-style-name="Fonteparág.padrão" style:family="text">
      <style:text-properties style:font-name="Times New Roman" style:font-name-complex="Times New Roman"/>
    </style:style>
    <style:style style:name="T6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62" style:parent-style-name="Fonteparág.padrão" style:family="text">
      <style:text-properties style:font-name="Times New Roman" style:font-name-complex="Times New Roman"/>
    </style:style>
    <style:style style:name="T63" style:parent-style-name="Fonteparág.padrão" style:family="text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T66" style:parent-style-name="Fonteparág.padrão" style:family="text">
      <style:text-properties style:font-name="Times New Roman" style:font-name-complex="Times New Roman"/>
    </style:style>
    <style:style style:name="T67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68" style:parent-style-name="Fonteparág.padrão" style:family="text">
      <style:text-properties style:font-name="Times New Roman" style:font-name-complex="Times New Roman"/>
    </style:style>
    <style:style style:name="T6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70" style:parent-style-name="Fonteparág.padrão" style:family="text">
      <style:text-properties style:font-name="Times New Roman" style:font-name-complex="Times New Roman"/>
    </style:style>
    <style:style style:name="T71" style:parent-style-name="Fonteparág.padrão" style:family="text">
      <style:text-properties style:font-name="Times New Roman" style:font-name-complex="Times New Roman"/>
    </style:style>
    <style:style style:name="T72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73" style:parent-style-name="Fonteparág.padrão" style:family="text">
      <style:text-properties style:font-name="Times New Roman" style:font-name-complex="Times New Roman"/>
    </style:style>
    <style:style style:name="T74" style:parent-style-name="Fonteparág.padrão" style:family="text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T78" style:parent-style-name="Fonteparág.padrão" style:family="text">
      <style:text-properties style:font-name="Times New Roman" style:font-name-complex="Times New Roman"/>
    </style:style>
    <style:style style:name="T7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80" style:parent-style-name="Fonteparág.padrão" style:family="text">
      <style:text-properties style:font-name="Times New Roman" style:font-name-complex="Times New Roman"/>
    </style:style>
    <style:style style:name="T8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82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83" style:parent-style-name="Fonteparág.padrão" style:family="text">
      <style:text-properties style:font-name="Times New Roman" style:font-name-complex="Times New Roman"/>
    </style:style>
    <style:style style:name="T84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T88" style:parent-style-name="Fonteparág.padrão" style:family="text">
      <style:text-properties style:font-name="Times New Roman" style:font-name-complex="Times New Roman"/>
    </style:style>
    <style:style style:name="T8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0" style:parent-style-name="Fonteparág.padrão" style:family="text">
      <style:text-properties style:font-name="Times New Roman" style:font-name-complex="Times New Roman"/>
    </style:style>
    <style:style style:name="T9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2" style:parent-style-name="Fonteparág.padrão" style:family="text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T95" style:parent-style-name="Fonteparág.padrão" style:family="text">
      <style:text-properties style:font-name="Times New Roman" style:font-name-complex="Times New Roman"/>
    </style:style>
    <style:style style:name="T96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7" style:parent-style-name="Fonteparág.padrão" style:family="text">
      <style:text-properties style:font-name="Times New Roman" style:font-name-complex="Times New Roman"/>
    </style:style>
    <style:style style:name="T98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9" style:parent-style-name="Fonteparág.padrão" style:family="text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T102" style:parent-style-name="Fonteparág.padrão" style:family="text">
      <style:text-properties style:font-name="Times New Roman" style:font-name-complex="Times New Roman"/>
    </style:style>
    <style:style style:name="T103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04" style:parent-style-name="Fonteparág.padrão" style:family="text">
      <style:text-properties style:font-name="Times New Roman" style:font-name-complex="Times New Roman"/>
    </style:style>
    <style:style style:name="T105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06" style:parent-style-name="Fonteparág.padrão" style:family="text">
      <style:text-properties style:font-name="Times New Roman" style:font-name-complex="Times New Roman"/>
    </style:style>
    <style:style style:name="T107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08" style:parent-style-name="Fonteparág.padrão" style:family="text">
      <style:text-properties style:font-name="Times New Roman" style:font-name-complex="Times New Roman"/>
    </style:style>
    <style:style style:name="T10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10" style:parent-style-name="Fonteparág.padrão" style:family="text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/>
    </style:style>
    <style:style style:name="P113" style:parent-style-name="Standard" style:family="paragraph">
      <style:text-properties style:font-name="Times New Roman" style:font-name-complex="Times New Roman"/>
    </style:style>
    <style:style style:name="P114" style:parent-style-name="Standard" style:family="paragraph">
      <style:text-properties style:font-name="Times New Roman" style:font-name-complex="Times New Roman"/>
    </style:style>
    <style:style style:name="T115" style:parent-style-name="Fonteparág.padrão" style:family="text">
      <style:text-properties style:font-name="Times New Roman" style:font-name-complex="Times New Roman"/>
    </style:style>
    <style:style style:name="T116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17" style:parent-style-name="Fonteparág.padrão" style:family="text">
      <style:text-properties style:font-name="Times New Roman" style:font-name-complex="Times New Roman"/>
    </style:style>
    <style:style style:name="T118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19" style:parent-style-name="Fonteparág.padrão" style:family="text">
      <style:text-properties style:font-name="Times New Roman" style:font-name-complex="Times New Roman"/>
    </style:style>
    <style:style style:name="T120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21" style:parent-style-name="Fonteparág.padrão" style:family="text">
      <style:text-properties style:font-name="Times New Roman" style:font-name-complex="Times New Roman"/>
    </style:style>
    <style:style style:name="T122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23" style:parent-style-name="Fonteparág.padrão" style:family="text">
      <style:text-properties style:font-name="Times New Roman" style:font-name-complex="Times New Roman"/>
    </style:style>
    <style:style style:name="P124" style:parent-style-name="Standard" style:family="paragraph">
      <style:text-properties style:font-name="Times New Roman" style:font-name-complex="Times New Roman"/>
    </style:style>
    <style:style style:name="P125" style:parent-style-name="Standard" style:family="paragraph">
      <style:text-properties style:font-name="Times New Roman" style:font-name-complex="Times New Roman"/>
    </style:style>
    <style:style style:name="T126" style:parent-style-name="Fonteparág.padrão" style:family="text">
      <style:text-properties style:font-name="Times New Roman" style:font-name-complex="Times New Roman"/>
    </style:style>
    <style:style style:name="T127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28" style:parent-style-name="Fonteparág.padrão" style:family="text">
      <style:text-properties style:font-name="Times New Roman" style:font-name-complex="Times New Roman"/>
    </style:style>
    <style:style style:name="T12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30" style:parent-style-name="Fonteparág.padrão" style:family="text">
      <style:text-properties style:font-name="Times New Roman" style:font-name-complex="Times New Roman"/>
    </style:style>
    <style:style style:name="T13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32" style:parent-style-name="Fonteparág.padrão" style:family="text">
      <style:text-properties style:font-name="Times New Roman" style:font-name-complex="Times New Roman"/>
    </style:style>
    <style:style style:name="T133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34" style:parent-style-name="Fonteparág.padrão" style:family="text">
      <style:text-properties style:font-name="Times New Roman" style:font-name-complex="Times New Roman"/>
    </style:style>
    <style:style style:name="T135" style:parent-style-name="Fonteparág.padrão" style:family="text">
      <style:text-properties style:font-name="Times New Roman" style:font-name-complex="Times New Roman"/>
    </style:style>
    <style:style style:name="T136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T140" style:parent-style-name="Fonteparág.padrão" style:family="text">
      <style:text-properties style:font-name="Times New Roman" style:font-name-complex="Times New Roman"/>
    </style:style>
    <style:style style:name="T141" style:parent-style-name="Fonteparág.padrão" style:family="text">
      <style:text-properties style:font-name="Times New Roman" style:font-name-complex="Times New Roman"/>
    </style:style>
    <style:style style:name="T142" style:parent-style-name="Fonteparág.padrão" style:family="text">
      <style:text-properties style:font-name="Times New Roman" style:font-name-complex="Times New Roman"/>
    </style:style>
    <style:style style:name="T143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44" style:parent-style-name="Fonteparág.padrão" style:family="text">
      <style:text-properties style:font-name="Times New Roman" style:font-name-complex="Times New Roman"/>
    </style:style>
    <style:style style:name="T145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46" style:parent-style-name="Fonteparág.padrão" style:family="text">
      <style:text-properties style:font-name="Times New Roman" style:font-name-complex="Times New Roman"/>
    </style:style>
    <style:style style:name="T147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48" style:parent-style-name="Fonteparág.padrão" style:family="text">
      <style:text-properties style:font-name="Times New Roman" style:font-name-complex="Times New Roman"/>
    </style:style>
    <style:style style:name="T14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50" style:parent-style-name="Fonteparág.padrão" style:family="text">
      <style:text-properties style:font-name="Times New Roman" style:font-name-complex="Times New Roman"/>
    </style:style>
    <style:style style:name="T15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52" style:parent-style-name="Fonteparág.padrão" style:family="text">
      <style:text-properties style:font-name="Times New Roman" style:font-name-complex="Times New Roman"/>
    </style:style>
    <style:style style:name="P153" style:parent-style-name="Standard" style:family="paragraph">
      <style:text-properties style:font-name="Times New Roman" style:font-name-complex="Times New Roman"/>
    </style:style>
    <style:style style:name="P154" style:parent-style-name="Standard" style:family="paragraph">
      <style:text-properties style:font-name="Times New Roman" style:font-name-complex="Times New Roman"/>
    </style:style>
    <style:style style:name="P155" style:parent-style-name="Standard" style:family="paragraph">
      <style:text-properties style:font-name="Times New Roman" style:font-name-complex="Times New Roman"/>
    </style:style>
    <style:style style:name="P156" style:parent-style-name="Standard" style:family="paragraph">
      <style:text-properties style:font-name="Times New Roman" style:font-name-complex="Times New Roman"/>
    </style:style>
    <style:style style:name="P157" style:parent-style-name="Standard" style:family="paragraph">
      <style:text-properties style:font-name="Times New Roman" style:font-name-complex="Times New Roman"/>
    </style:style>
    <style:style style:name="P158" style:parent-style-name="Standard" style:family="paragraph">
      <style:text-properties style:font-name="Times New Roman" style:font-name-complex="Times New Roman"/>
    </style:style>
    <style:style style:name="P159" style:parent-style-name="Standard" style:family="paragraph">
      <style:text-properties style:font-name="Times New Roman" style:font-name-complex="Times New Roman"/>
    </style:style>
    <style:style style:name="P160" style:parent-style-name="Standard" style:family="paragraph">
      <style:text-properties style:font-name="Times New Roman" style:font-name-complex="Times New Roman"/>
    </style:style>
    <style:style style:name="P161" style:parent-style-name="Standard" style:family="paragraph">
      <style:text-properties style:font-name="Times New Roman" style:font-name-complex="Times New Roman"/>
    </style:style>
    <style:style style:name="P162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PESSOA(</text:span><text:span text:style-name="T3">Matricula</text:span><text:span text:style-name="T4">, Dt Mat, Cpf, Num_Idt, OrgaoExp_Idt, NomeComp, Dt_Nasc, Sexo, Login, Senha, IdEnd)</text:span></text:p>
      <text:p text:style-name="P5">PESSOA(IdEnd) REFERENCES ENDERECO(IdEnd)</text:p>
      <text:p text:style-name="P6"/>
      <text:p text:style-name="Standard"><text:span text:style-name="T7">COORDENADOR(</text:span><text:span text:style-name="T8">Mat</text:span><text:span text:style-name="T9">, AdicionalCoord</text:span><text:span text:style-name="T10">, CodInst)</text:span></text:p>
      <text:p text:style-name="P11">COORDENADOR(Mat) REFERENCES PESSOA(Matricula)</text:p>
      <text:p text:style-name="P12">COORDENADOR(CodInst) REFERENCES INSTITUTO(CodInst)</text:p>
      <text:p text:style-name="P13"/>
      <text:p text:style-name="Standard"><text:span text:style-name="T14">TECNICO_ADM(</text:span><text:span text:style-name="T15">Mat</text:span><text:span text:style-name="T16">, Salario, Funcao, CodInst)</text:span></text:p>
      <text:p text:style-name="P17">TECNICO_ADM(Mat) REFERENCES PESSOA(Matricula)</text:p>
      <text:p text:style-name="P18">TECNICO_ADM(CodInst) REFERENCES INSTITUTO(CodInst)</text:p>
      <text:p text:style-name="P19"/>
      <text:p text:style-name="Standard"><text:span text:style-name="T20">PROFESSOR(</text:span><text:span text:style-name="T21">Mat</text:span><text:span text:style-name="T22">, Sa</text:span><text:span text:style-name="T23">lario, Titulo, CodInst)</text:span></text:p>
      <text:p text:style-name="P24">PROFESSOR(Mat) REFERENCES PESSOA(Matricula)</text:p>
      <text:p text:style-name="P25">PROFESSOR(CodInst) REFERENCES INSTITUTO(CodInst)</text:p>
      <text:p text:style-name="P26"/>
      <text:p text:style-name="Standard"><text:span text:style-name="T27">ALUNO(</text:span><text:span text:style-name="T28">Mat</text:span><text:span text:style-name="T29">, AtendEsp, CodC</text:span><text:span text:style-name="T30">)</text:span></text:p>
      <text:p text:style-name="P31">ALUNO(Mat) REFERENCES PESSOA(Matricula)</text:p>
      <text:p text:style-name="P32">ALUNO(CodC) REFERENCES CURSO(CodC)</text:p>
      <text:p text:style-name="P33"/>
      <text:p text:style-name="Standard"><text:span text:style-name="T34">INSTITUTO(</text:span><text:span text:style-name="T35">CodInst,</text:span><text:span text:style-name="T36"><text:s/>NomeInst</text:span><text:span text:style-name="T37">)</text:span></text:p>
      <text:p text:style-name="P38"/>
      <text:p text:style-name="Standard"><text:span text:style-name="T39">CURSO(</text:span><text:span text:style-name="T40">CodC</text:span><text:span text:style-name="T41">, NomeCurso, MatCoor, DtIniCoor,CodInst)</text:span></text:p>
      <text:p text:style-name="P42">CURSO(MatCoor) REFERENCES COORDENADOR(Mat)</text:p>
      <text:p text:style-name="P43">CURSO(CodInst) REFERENCES INSTITUTO(CodInst)</text:p>
      <text:p text:style-name="P44"/>
      <text:p text:style-name="Standard"><text:span text:style-name="T45">DISCIPLINA(</text:span><text:span text:style-name="T46">CodDisc</text:span><text:span text:style-name="T47">, NomeDisc,<text:s/></text:span><text:span text:style-name="T48">CargaHoraria</text:span><text:span text:style-name="T49">)</text:span></text:p>
      <text:p text:style-name="P50"/>
      <text:p text:style-name="Standard"><text:span text:style-name="T51">ENDERECO(</text:span><text:span text:style-name="T52">IdEnd</text:span><text:span text:style-name="T53">,<text:s/></text:span><text:span text:style-name="T54">Logradouro</text:span><text:span text:style-name="T55">, Num, Complement</text:span><text:span text:style-name="T56">o, Bairro, Cidade, Cep, Estado, Pais)</text:span></text:p>
      <text:p text:style-name="P57"/>
      <text:p text:style-name="Standard"><text:span text:style-name="T58">GRADUACAO(</text:span><text:span text:style-name="T59">SituacaoGrad,</text:span><text:span text:style-name="T60"><text:s/></text:span><text:span text:style-name="T61">Mat</text:span><text:span text:style-name="T62">, DtMudancaSit</text:span><text:span text:style-name="T63">)</text:span></text:p>
      <text:p text:style-name="P64">GRADUACAO(Mat) REFERENCES ALUNO(Mat)</text:p>
      <text:p text:style-name="P65"/>
      <text:p text:style-name="Standard"><text:span text:style-name="T66">TURMA(</text:span><text:span text:style-name="T67">CodD</text:span><text:span text:style-name="T68">,<text:s/></text:span><text:span text:style-name="T69">Semestre</text:span><text:span text:style-name="T70">,</text:span><text:span text:style-name="T71"><text:s/></text:span><text:span text:style-name="T72">Ano</text:span><text:span text:style-name="T73">,</text:span><text:span text:style-name="T74"><text:s/>MatP)</text:span></text:p>
      <text:p text:style-name="P75">TURMA(CodD) REFERENCES DISCIPLINA(CodDisc)</text:p>
      <text:p text:style-name="P76">TURMA(MatP) REFERENCES PROFESSOR(Mat)</text:p>
      <text:p text:style-name="P77"/>
      <text:p text:style-name="Standard"><text:span text:style-name="T78">GRADE_CURRICULAR(</text:span><text:span text:style-name="T79">CodDisc</text:span><text:span text:style-name="T80">,<text:s/></text:span><text:span text:style-name="T81">CodC</text:span><text:span text:style-name="T82">,</text:span><text:span text:style-name="T83"><text:s/>PeriodoFluxo</text:span><text:span text:style-name="T84">)</text:span></text:p>
      <text:p text:style-name="P85">GRADE_CURRICULAR(CodC) REFERENCES CURSO(CodC)</text:p>
      <text:p text:style-name="P86">GRADE_CURRICULAR(CodDisc) REFERENCES DISCIPLINA(CodDisc)</text:p>
      <text:p text:style-name="P87"/>
      <text:p text:style-name="Standard"><text:span text:style-name="T88">TELEFONE_PESSOA(</text:span><text:span text:style-name="T89">Mat</text:span><text:span text:style-name="T90">,<text:s/></text:span><text:span text:style-name="T91">Telefone</text:span><text:span text:style-name="T92">)</text:span></text:p>
      <text:p text:style-name="P93">TELEFONE(Mat) REFERENCES PESSOA(Matricula)</text:p>
      <text:p text:style-name="P94"/>
      <text:p text:style-name="Standard"><text:span text:style-name="T95">EMAIL_PESSOA(</text:span><text:span text:style-name="T96">Mat</text:span><text:span text:style-name="T97">,<text:s/></text:span><text:span text:style-name="T98">Email</text:span><text:span text:style-name="T99">)</text:span></text:p>
      <text:p text:style-name="P100">EMAIL(Mat) REFERENCES PESSOA(Matricula)</text:p>
      <text:p text:style-name="P101"/>
      <text:p text:style-name="Standard"><text:span text:style-name="T102">HORARIO_TURMA(<text:s/></text:span><text:span text:style-name="T103">CodD</text:span><text:span text:style-name="T104">,<text:s/></text:span><text:span text:style-name="T105">Semestre</text:span><text:span text:style-name="T106">,<text:s/></text:span><text:span text:style-name="T107">Ano</text:span><text:span text:style-name="T108">,<text:s/></text:span><text:span text:style-name="T109">Horario</text:span><text:span text:style-name="T110">)</text:span></text:p>
      <text:p text:style-name="P111">HORARIO_TURMA(CodD, Semestre, Ano) REFERENCES TURMA( CodD, Semestre, Ano)</text:p>
      <text:p text:style-name="P112"/>
      <text:p text:style-name="P113"/>
      <text:p text:style-name="P114"/>
      <text:soft-page-break/>
      <text:p text:style-name="Standard"><text:span text:style-name="T115">SALA_TURMA(<text:s/></text:span><text:span text:style-name="T116">CodD</text:span><text:span text:style-name="T117">,<text:s/></text:span><text:span text:style-name="T118">Semestre</text:span><text:span text:style-name="T119">,<text:s/></text:span><text:span text:style-name="T120">Ano</text:span><text:span text:style-name="T121">,<text:s/></text:span><text:span text:style-name="T122">Sala</text:span><text:span text:style-name="T123">)</text:span></text:p>
      <text:p text:style-name="P124">SALA_TURMA(CodD, Semestre, Ano) REFERENCES TURMA( CodD, Semestre, Ano)</text:p>
      <text:p text:style-name="P125"/>
      <text:p text:style-name="Standard"><text:span text:style-name="T126">TURMAS_SEMESTRE(</text:span><text:span text:style-name="T127">CodD</text:span><text:span text:style-name="T128">,<text:s/></text:span><text:span text:style-name="T129">Semestre</text:span><text:span text:style-name="T130">,<text:s/></text:span><text:span text:style-name="T131">Ano</text:span><text:span text:style-name="T132">,<text:s/></text:span><text:span text:style-name="T133">MatAl</text:span><text:span text:style-name="T134">, HorasFaltas</text:span><text:span text:style-name="T135">, StatusAluno</text:span><text:span text:style-name="T136">)</text:span></text:p>
      <text:p text:style-name="P137">TURMAS_SEMESTRE(CodD, Semestre, Ano) REFERENCES TURMA( CodD, Semestre, Ano)</text:p>
      <text:p text:style-name="P138">TURMAS_SEMESTRE(MatAl) REFERENCES ALUNO(Mat)</text:p>
      <text:p text:style-name="P139"/>
      <text:p text:style-name="Standard"><text:span text:style-name="T140">NOTAS_TURMA</text:span><text:span text:style-name="T141">S</text:span><text:span text:style-name="T142">(</text:span><text:span text:style-name="T143">CodD</text:span><text:span text:style-name="T144">,<text:s/></text:span><text:span text:style-name="T145">Semestre</text:span><text:span text:style-name="T146">,<text:s/></text:span><text:span text:style-name="T147">Ano</text:span><text:span text:style-name="T148">,<text:s/></text:span><text:span text:style-name="T149">MatAl,</text:span><text:span text:style-name="T150"><text:s/></text:span><text:span text:style-name="T151">Nota</text:span><text:span text:style-name="T152">)</text:span></text:p>
      <text:p text:style-name="P153">NOTAS_TURMA(CodD, Semestre, Ano) REFERENCES TURMA( CodD, Semestre, Ano)</text:p>
      <text:p text:style-name="P154">NOTAS_TURMA(MatAl) REFERENCES ALUNO(Mat)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FCOSTA PC</meta:initial-creator>
    <dc:creator>FFCOSTA PC</dc:creator>
    <meta:creation-date>2016-07-09T16:56:00Z</meta:creation-date>
    <dc:date>2016-07-10T02:34:00Z</dc:date>
    <meta:template xlink:href="Normal.dotm" xlink:type="simple"/>
    <meta:editing-cycles>6</meta:editing-cycles>
    <meta:editing-duration>PT1560S</meta:editing-duration>
    <meta:document-statistic meta:page-count="2" meta:paragraph-count="4" meta:word-count="318" meta:character-count="2034" meta:row-count="14" meta:non-whitespace-character-count="1720"/>
  </office:meta>
</office:document-meta>
</file>